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obVPU.stringify( Object [ ] 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obVPU.activeJacob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VPU.registerExtension( Class extensionClass ,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obThreadImpl.newChannel( Class channelType , String creator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obThreadImpl.stackTh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obThreadImpl.unstack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obThread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ThreadImpl.exportChannel( Channel chann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obThreadImpl.message( Channel channel , Method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cobVPU.addReaction( JacobObject jo , Method method , Object [ ] args , String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obThreadImpl.importChannel( String channelId , Class channe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VPU.setContext( ExecutionQueue executionQue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obThreadImpl.getExtension( Class extens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VPU.setClassLoader(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obThreadImpl.object( boolean replicate , ChannelListener metho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ThreadImpl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acobVPU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cobVPU.JacobVP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cobVPU.stringifyMethods( Class kin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cobVPU.is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ThreadImpl.object( boolean replicate , ChannelListener [ ] m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cobVPU.JacobVPU( ExecutionQueue context , JacobRunnable concre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VPU.dump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VPU.JacobVPU( ExecutionQueue execution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obVPU.inject( JacobRunnable concre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obVPU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cobThreadImpl.instance( JacobRunnable 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obThreadImpl.JacobThreadImpl( Continuation rq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